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3.3984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3.6236in"/>
    </style:style>
    <style:style style:name="co8" style:family="table-column">
      <style:table-column-properties fo:break-before="auto" style:column-width="2.6909in"/>
    </style:style>
    <style:style style:name="co9" style:family="table-column">
      <style:table-column-properties fo:break-before="auto" style:column-width="4.5346in"/>
    </style:style>
    <style:style style:name="co10" style:family="table-column">
      <style:table-column-properties fo:break-before="auto" style:column-width="3.1409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043in" fo:break-before="auto" style:use-optimal-row-height="true"/>
    </style:style>
    <style:style style:name="ro4" style:family="table-row">
      <style:table-row-properties style:row-height="0.5283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/>
      <style:paragraph-properties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2" table:default-cell-style-name="ce2"/>
        <table:table-column table:style-name="co9" table:default-cell-style-name="ce5"/>
        <table:table-column table:style-name="co10" table:default-cell-style-name="ce5"/>
        <table:table-column table:style-name="co2" table:number-columns-repeated="1014" table:default-cell-style-name="ce5"/>
        <table:table-row table:style-name="ro2">
          <table:table-cell/>
          <table:table-cell table:style-name="ce1" office:value-type="string">
            <text:p>エラーナンバー</text:p>
          </table:table-cell>
          <table:table-cell office:value-type="string">
            <text:p>エラーの意味</text:p>
          </table:table-cell>
          <table:table-cell office:value-type="string">
            <text:p>分類されるフォルト</text:p>
          </table:table-cell>
          <table:table-cell office:value-type="string">
            <text:p>エラーが出るシステムコール</text:p>
          </table:table-cell>
          <table:table-cell office:value-type="string">
            <text:p>例</text:p>
          </table:table-cell>
          <table:table-cell office:value-type="string">
            <text:p>備考&amp;(解決策?)</text:p>
          </table:table-cell>
          <table:table-cell office:value-type="string">
            <text:p>フォルトの数</text:p>
          </table:table-cell>
          <table:table-cell office:value-type="string">
            <text:p>傾向</text:p>
          </table:table-cell>
          <table:table-cell office:value-type="string">
            <text:p>実装状況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EADDRINUSE</text:p>
          </table:table-cell>
          <table:table-cell office:value-type="string">
            <text:p>アドレスがすでに使われている</text:p>
          </table:table-cell>
          <table:table-cell office:value-type="string">
            <text:p>SoftwareFault</text:p>
          </table:table-cell>
          <table:table-cell office:value-type="string">
            <text:p>bind,listen,connect</text:p>
          </table:table-cell>
          <table:table-cell office:value-type="string">
            <text:p>すでに使用中のポートをバインドしようとする(setsockoptでSO_REUSEADDRを有効にしているかチェック-&gt;回避できる)</text:p>
          </table:table-cell>
          <table:table-cell table:style-name="ce7" office:value-type="string">
            <text:p>http://www.ibm.com/developerworks/jp/linux/library/l-sockpit/ 参照 <text:s text:c="11"/><text:s text:c="13"/>setsockoptでSO_REUSEADDRを有効にしているかチェック</text:p>
          </table:table-cell>
          <table:table-cell office:value-type="float" office:value="1">
            <text:p>1</text:p>
          </table:table-cell>
          <table:table-cell office:value-type="string">
            <text:p>スクリプトのバグ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EADDRNOTAVAIL</text:p>
          </table:table-cell>
          <table:table-cell office:value-type="string">
            <text:p>アドレスを割り当てられない</text:p>
          </table:table-cell>
          <table:table-cell office:value-type="string">
            <text:p>SoftwareFault</text:p>
          </table:table-cell>
          <table:table-cell office:value-type="string">
            <text:p>bind</text:p>
          </table:table-cell>
          <table:table-cell office:value-type="string">
            <text:p>bindするときに、ローカルアドレスでない(IP)アドレスを指定する。</text:p>
          </table:table-cell>
          <table:table-cell office:value-type="string">
            <text:p>APIの引数チェック</text:p>
          </table:table-cell>
          <table:table-cell office:value-type="float" office:value="1">
            <text:p>1</text:p>
          </table:table-cell>
          <table:table-cell office:value-type="string">
            <text:p>スクリプトのバグ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EAFNOSUPPORT</text:p>
          </table:table-cell>
          <table:table-cell office:value-type="string">
            <text:p>アドレスファミリーがサポートされていない</text:p>
          </table:table-cell>
          <table:table-cell office:value-type="string">
            <text:p>SoftwareFault</text:p>
          </table:table-cell>
          <table:table-cell office:value-type="string">
            <text:p>socket</text:p>
          </table:table-cell>
          <table:table-cell office:value-type="string">
            <text:p>開発者がAF_INET6などを指定した場合エラーになりうる。</text:p>
          </table:table-cell>
          <table:table-cell office:value-type="string">
            <text:p>APIの引数チェック</text:p>
          </table:table-cell>
          <table:table-cell office:value-type="float" office:value="1">
            <text:p>1</text:p>
          </table:table-cell>
          <table:table-cell office:value-type="string">
            <text:p>開発者の処理に依存する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EAFNOSUPPORT</text:p>
          </table:table-cell>
          <table:table-cell office:value-type="string">
            <text:p>渡されたアドレスのsa_familyフィールドに正しいアドレスファミリーが格納されてない</text:p>
          </table:table-cell>
          <table:table-cell office:value-type="string">
            <text:p>SoftwareFault</text:p>
          </table:table-cell>
          <table:table-cell office:value-type="string">
            <text:p>connect</text:p>
          </table:table-cell>
          <table:table-cell office:value-type="string">
            <text:p>開発者が間違える。</text:p>
          </table:table-cell>
          <table:table-cell office:value-type="string">
            <text:p>APIの引数チェック</text:p>
          </table:table-cell>
          <table:table-cell office:value-type="float" office:value="1">
            <text:p>1</text:p>
          </table:table-cell>
          <table:table-cell office:value-type="string">
            <text:p>開発者の処理に依存する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>
            <text:p>EAGAIN</text:p>
          </table:table-cell>
          <table:table-cell office:value-type="string">
            <text:p>使用可能なローカルのポートがないかルーティングキャッシュに十分なエントリがない</text:p>
          </table:table-cell>
          <table:table-cell office:value-type="string">
            <text:p>SoftwareFault</text:p>
          </table:table-cell>
          <table:table-cell table:style-name="ce3" office:value-type="string">
            <text:p>connect</text:p>
          </table:table-cell>
          <table:table-cell office:value-type="string">
            <text:p>開発者が間違えてソケットオープンを無限ループさせてしまう</text:p>
          </table:table-cell>
          <table:table-cell office:value-type="string">
            <text:p>Whileチェック</text:p>
          </table:table-cell>
          <table:table-cell table:style-name="ce3" office:value-type="float" office:value="2">
            <text:p>2</text:p>
          </table:table-cell>
          <table:table-cell office:value-type="string">
            <text:p>スクリプトのバグ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>
            <text:p>EAGAIN</text:p>
          </table:table-cell>
          <table:table-cell office:value-type="string">
            <text:p>使用可能なローカルのポートがないかルーティングキャッシュに十分なエントリがない</text:p>
          </table:table-cell>
          <table:table-cell office:value-type="string">
            <text:p>SystemFault</text:p>
          </table:table-cell>
          <table:table-cell table:style-name="ce3" office:value-type="string">
            <text:p>connect</text:p>
          </table:table-cell>
          <table:table-cell office:value-type="string">
            <text:p>空いているポートがない</text:p>
          </table:table-cell>
          <table:table-cell office:value-type="string">
            <text:p>リトライさせる</text:p>
          </table:table-cell>
          <table:table-cell table:style-name="ce3" office:value-type="float" office:value="2">
            <text:p>2</text:p>
          </table:table-cell>
          <table:table-cell office:value-type="string">
            <text:p>内部のリソースが足りない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>
            <text:p>EAGAIN</text:p>
          </table:table-cell>
          <table:table-cell office:value-type="string">
            <text:p>空いているポートがない</text:p>
          </table:table-cell>
          <table:table-cell office:value-type="string">
            <text:p>SoftwareFault</text:p>
          </table:table-cell>
          <table:table-cell table:style-name="ce3" office:value-type="string">
            <text:p>accept</text:p>
          </table:table-cell>
          <table:table-cell table:style-name="ce7" office:value-type="string">
            <text:p>ソケットが非停止になっていて、 待ち状態の接続要求がキューに無いとき、acceptはEAGAINを返す</text:p>
          </table:table-cell>
          <table:table-cell table:style-name="ce7" office:value-type="string">
            <text:p>http://kazmax.zpp.jp/cmd/a/accept.2.html 参照</text:p>
          </table:table-cell>
          <table:table-cell office:value-type="float" office:value="1">
            <text:p>1</text:p>
          </table:table-cell>
          <table:table-cell office:value-type="string">
            <text:p>状況が限られている</text:p>
          </table:table-cell>
          <table:table-cell table:number-columns-repeated="1015"/>
        </table:table-row>
        <table:table-row table:style-name="ro4">
          <table:table-cell/>
          <table:table-cell table:style-name="ce3" office:value-type="string">
            <text:p>EAGAIN</text:p>
          </table:table-cell>
          <table:table-cell office:value-type="string">
            <text:p>ノンブロクモードでかつ何のコネクションもない時にエラーを返す。(The socket is marked nonblocking and no connections are present to be accepted.)</text:p>
          </table:table-cell>
          <table:table-cell office:value-type="string">
            <text:p>SystemFault</text:p>
          </table:table-cell>
          <table:table-cell table:style-name="ce3" office:value-type="string">
            <text:p>accept</text:p>
          </table:table-cell>
          <table:table-cell office:value-type="string">
            <text:p>ノンブロックモードで接続される。</text:p>
          </table:table-cell>
          <table:table-cell office:value-type="string">
            <text:p>APIの引数チェック(ioctlの引数チェック)</text:p>
          </table:table-cell>
          <table:table-cell table:style-name="ce3" office:value-type="float" office:value="1">
            <text:p>1</text:p>
          </table:table-cell>
          <table:table-cell office:value-type="string">
            <text:p>状況が限られている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EALREADY</text:p>
          </table:table-cell>
          <table:table-cell office:value-type="string">
            <text:p>前のコネクション試行が完了していない</text:p>
          </table:table-cell>
          <table:table-cell office:value-type="string">
            <text:p>UserFault</text:p>
          </table:table-cell>
          <table:table-cell office:value-type="string">
            <text:p>connect</text:p>
          </table:table-cell>
          <table:table-cell office:value-type="string">
            <text:p>ユーザが短時間に何度もスクリプトを実行している内に、前のconnectionがまだ終わっていない</text:p>
          </table:table-cell>
          <table:table-cell office:value-type="string">
            <text:p>リトライさせる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EBADF</text:p>
          </table:table-cell>
          <table:table-cell office:value-type="string">
            <text:p>ファイルディスクリプタが開けていない</text:p>
          </table:table-cell>
          <table:table-cell office:value-type="string">
            <text:p>SoftwareFault</text:p>
          </table:table-cell>
          <table:table-cell office:value-type="string">
            <text:p>bind,listen,connect,accept</text:p>
          </table:table-cell>
          <table:table-cell office:value-type="string">
            <text:p>有効なソケットディスクリプタが開けていない</text:p>
          </table:table-cell>
          <table:table-cell office:value-type="string">
            <text:p>APIの引数チェック ４つのシステムコール全て同じエラー内容</text:p>
          </table:table-cell>
          <table:table-cell office:value-type="float" office:value="1">
            <text:p>1</text:p>
          </table:table-cell>
          <table:table-cell office:value-type="string">
            <text:p>スクリプトのバグ</text:p>
          </table:table-cell>
          <table:table-cell table:number-columns-repeated="1015"/>
        </table:table-row>
        <table:table-row table:style-name="ro6">
          <table:table-cell/>
          <table:table-cell office:value-type="string">
            <text:p>ECONNABORTED</text:p>
          </table:table-cell>
          <table:table-cell office:value-type="string">
            <text:p>接続を放棄する</text:p>
          </table:table-cell>
          <table:table-cell office:value-type="string">
            <text:p>SoftwareFault</text:p>
          </table:table-cell>
          <table:table-cell office:value-type="string">
            <text:p>accept</text:p>
          </table:table-cell>
          <table:table-cell office:value-type="string">
            <text:p>Connectして、サーバにキューされたのに、acceptされる前にclientがconnectをRST(Reset)を送ることでconnecitonを切断するとacceptはこのエラーを返す</text:p>
          </table:table-cell>
          <table:table-cell office:value-type="string">
            <text:p>サーバ側で実装するときに考慮しなければいけない</text:p>
          </table:table-cell>
          <table:table-cell office:value-type="float" office:value="1">
            <text:p>1</text:p>
          </table:table-cell>
          <table:table-cell office:value-type="string">
            <text:p>外部のSoftwareFault</text:p>
          </table:table-cell>
          <table:table-cell table:number-columns-repeated="1015"/>
        </table:table-row>
        <table:table-row table:style-name="ro6">
          <table:table-cell/>
          <table:table-cell table:style-name="ce3" office:value-type="string">
            <text:p>ECONNREFUSED</text:p>
          </table:table-cell>
          <table:table-cell table:style-name="ce6" office:value-type="string">
            <text:p>接続しようとするサーバがlistenしてない(No-one listening on the remote address)</text:p>
          </table:table-cell>
          <table:table-cell office:value-type="string">
            <text:p>ExternalFault</text:p>
          </table:table-cell>
          <table:table-cell table:style-name="ce3" office:value-type="string">
            <text:p>connect</text:p>
          </table:table-cell>
          <table:table-cell office:value-type="string">
            <text:p>サーバがlistenしていない</text:p>
          </table:table-cell>
          <table:table-cell office:value-type="string">
            <text:p>どうしようもうない。実行させているスクリプトにlisten()あるかチェック。APIの引数チェック…できない。</text:p>
          </table:table-cell>
          <table:table-cell office:value-type="float" office:value="2">
            <text:p>2</text:p>
          </table:table-cell>
          <table:table-cell office:value-type="string">
            <text:p>外部のSoftwareFault</text:p>
          </table:table-cell>
          <table:table-cell table:number-columns-repeated="1015"/>
        </table:table-row>
        <table:table-row table:style-name="ro2">
          <table:table-cell office:value-type="string">
            <text:p>✘</text:p>
          </table:table-cell>
          <table:table-cell table:style-name="ce3" office:value-type="string">
            <text:p>ECONNREFUSED</text:p>
          </table:table-cell>
          <table:table-cell table:style-name="ce6" office:value-type="string">
            <text:p>接続しようとするサーバがlistenしてない(No-one listening on the remote address)</text:p>
          </table:table-cell>
          <table:table-cell office:value-type="string">
            <text:p>SoftwareFault</text:p>
          </table:table-cell>
          <table:table-cell table:style-name="ce3" office:value-type="string">
            <text:p>connect</text:p>
          </table:table-cell>
          <table:table-cell office:value-type="string">
            <text:p>開発者がlistenするのを忘れた</text:p>
          </table:table-cell>
          <table:table-cell office:value-type="string">
            <text:p>Connectはlistenを必要としない</text:p>
          </table:table-cell>
          <table:table-cell table:style-name="ce3" office:value-type="float" office:value="2">
            <text:p>2</text:p>
          </table:table-cell>
          <table:table-cell office:value-type="string">
            <text:p>実行させているスクリプトにlisten()あるかチェック。APIの引数チェック</text:p>
          </table:table-cell>
          <table:table-cell table:number-columns-repeated="1015"/>
        </table:table-row>
        <table:table-row table:style-name="ro6">
          <table:table-cell/>
          <table:table-cell office:value-type="string">
            <text:p>EFAULT</text:p>
          </table:table-cell>
          <table:table-cell office:value-type="string">
            <text:p>addrが書き込み可能じゃないアドレススペースにある(ユーザアドレススペース外にある)</text:p>
          </table:table-cell>
          <table:table-cell office:value-type="string">
            <text:p>SoftwareFault</text:p>
          </table:table-cell>
          <table:table-cell office:value-type="string">
            <text:p>bind,connect,accept</text:p>
          </table:table-cell>
          <table:table-cell office:value-type="string">
            <text:p>Konoha scriptを実装の場合、スタックにアロケートされていて、かつスタックオーバーフローしている場合に起こりうる。</text:p>
          </table:table-cell>
          <table:table-cell office:value-type="string">
            <text:p>スタックオーバーフローかどうか判定する</text:p>
          </table:table-cell>
          <table:table-cell office:value-type="float" office:value="1">
            <text:p>1</text:p>
          </table:table-cell>
          <table:table-cell office:value-type="string">
            <text:p>内部のリソースが足りない 内部のリソースを開発者が使い切る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>
            <text:p>EHOSTUNREACH</text:p>
          </table:table-cell>
          <table:table-cell table:style-name="ce6" office:value-type="string">
            <text:p>host先が見つからない</text:p>
          </table:table-cell>
          <table:table-cell office:value-type="string">
            <text:p>ExternalFault</text:p>
          </table:table-cell>
          <table:table-cell table:style-name="ce3" office:value-type="string">
            <text:p>connect</text:p>
          </table:table-cell>
          <table:table-cell office:value-type="string">
            <text:p>サーバが稼動してない</text:p>
          </table:table-cell>
          <table:table-cell office:value-type="string">
            <text:p>Pingを飛ばして判定</text:p>
          </table:table-cell>
          <table:table-cell office:value-type="float" office:value="3">
            <text:p>3</text:p>
          </table:table-cell>
          <table:table-cell table:style-name="Default" office:value-type="string">
            <text:p>外部のSystemFault 指定した値(アドレス)は正しい必要あり</text:p>
          </table:table-cell>
          <table:table-cell office:value-type="string">
            <text:p>hostname&amp;port によりソケットを飛ばしてみて確認できる。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EHOSTUNREACH</text:p>
          </table:table-cell>
          <table:table-cell table:style-name="ce6" office:value-type="string">
            <text:p>host先が見つからない</text:p>
          </table:table-cell>
          <table:table-cell office:value-type="string">
            <text:p>SoftwareFault</text:p>
          </table:table-cell>
          <table:table-cell table:style-name="ce3" office:value-type="string">
            <text:p>connect</text:p>
          </table:table-cell>
          <table:table-cell office:value-type="string">
            <text:p>アドレスを間違える</text:p>
          </table:table-cell>
          <table:table-cell office:value-type="string">
            <text:p>APIの引数チェック</text:p>
          </table:table-cell>
          <table:table-cell office:value-type="float" office:value="3">
            <text:p>3</text:p>
          </table:table-cell>
          <table:table-cell office:value-type="string">
            <text:p>開発者の処理に依存する</text:p>
          </table:table-cell>
          <table:table-cell office:value-type="string">
            <text:p>check_net&amp;石井くんのTraceVMにより解決できそう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EHOSTUNREACH</text:p>
          </table:table-cell>
          <table:table-cell table:style-name="ce6" office:value-type="string">
            <text:p>host先が見つからない</text:p>
          </table:table-cell>
          <table:table-cell office:value-type="string">
            <text:p>UserFault</text:p>
          </table:table-cell>
          <table:table-cell table:style-name="ce3" office:value-type="string">
            <text:p>connect</text:p>
          </table:table-cell>
          <table:table-cell office:value-type="string">
            <text:p>アドレスを間違える</text:p>
          </table:table-cell>
          <table:table-cell office:value-type="string">
            <text:p>APIの引数チェック</text:p>
          </table:table-cell>
          <table:table-cell table:style-name="ce3" office:value-type="float" office:value="3">
            <text:p>3</text:p>
          </table:table-cell>
          <table:table-cell office:value-type="string">
            <text:p>入力された値(アドレス)に依存する</text:p>
          </table:table-cell>
          <table:table-cell office:value-type="string">
            <text:p>check_net&amp;石井くんのTraceVMにより解決できそう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EINPROGRESS</text:p>
          </table:table-cell>
          <table:table-cell office:value-type="string">
            <text:p>コネクションがすぐに完了できない</text:p>
          </table:table-cell>
          <table:table-cell office:value-type="string">
            <text:p>SoftwareFault</text:p>
          </table:table-cell>
          <table:table-cell office:value-type="string">
            <text:p>connect</text:p>
          </table:table-cell>
          <table:table-cell office:value-type="string">
            <text:p>ソケットがノンブロックモードで実行している場合、関数を完了できない場合でも、直ちに処理が戻る。connect()はこのエラーと共に戻る。</text:p>
          </table:table-cell>
          <table:table-cell office:value-type="string">
            <text:p>APIの引数チェック(ioctlの引数チェック)</text:p>
          </table:table-cell>
          <table:table-cell office:value-type="float" office:value="1">
            <text:p>1</text:p>
          </table:table-cell>
          <table:table-cell office:value-type="string">
            <text:p>開発者の処理に依存する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>
            <text:p>EINTR</text:p>
          </table:table-cell>
          <table:table-cell table:style-name="ce6" office:value-type="string">
            <text:p>接続が確立される前に、システムコールが割り込みで入る。</text:p>
          </table:table-cell>
          <table:table-cell office:value-type="string">
            <text:p>SoftwareFault</text:p>
          </table:table-cell>
          <table:table-cell table:style-name="ce3" office:value-type="string">
            <text:p>connect,accept</text:p>
          </table:table-cell>
          <table:table-cell office:value-type="string">
            <text:p>間違ってシグナルを送ってしまう(例えばC-c)</text:p>
          </table:table-cell>
          <table:table-cell office:value-type="string">
            <text:p>スクリプト実行時に他のスクリプトを実行させる</text:p>
          </table:table-cell>
          <table:table-cell office:value-type="float" office:value="2">
            <text:p>2</text:p>
          </table:table-cell>
          <table:table-cell office:value-type="string">
            <text:p>スクリプト実行時に他のスクリプトを実行させる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>
            <text:p>EINTR</text:p>
          </table:table-cell>
          <table:table-cell table:style-name="ce6" office:value-type="string">
            <text:p>接続が確立される前に、システムコールが割り込みで入る。</text:p>
          </table:table-cell>
          <table:table-cell office:value-type="string">
            <text:p>UserFault</text:p>
          </table:table-cell>
          <table:table-cell table:style-name="ce3" office:value-type="string">
            <text:p>connect,accept</text:p>
          </table:table-cell>
          <table:table-cell office:value-type="string">
            <text:p>間違ってシグナルを送ってしまう(例えばC-c)</text:p>
          </table:table-cell>
          <table:table-cell office:value-type="string">
            <text:p>ユーザがスクリプト実行時に他の処理をPCにさせる</text:p>
          </table:table-cell>
          <table:table-cell table:style-name="ce3" office:value-type="float" office:value="2">
            <text:p>2</text:p>
          </table:table-cell>
          <table:table-cell office:value-type="string">
            <text:p>ユーザがスクリプト実行時に他の処理をPCにさせる</text:p>
          </table:table-cell>
          <table:table-cell table:number-columns-repeated="1015"/>
        </table:table-row>
        <table:table-row table:style-name="ro7">
          <table:table-cell/>
          <table:table-cell table:style-name="ce3" office:value-type="string">
            <text:p>EINVAL</text:p>
          </table:table-cell>
          <table:table-cell table:style-name="ce6" office:value-type="string">
            <text:p>引数が無効</text:p>
          </table:table-cell>
          <table:table-cell office:value-type="string">
            <text:p>SoftwareFault</text:p>
          </table:table-cell>
          <table:table-cell table:style-name="ce3" office:value-type="string">
            <text:p>socket,bind</text:p>
          </table:table-cell>
          <table:table-cell office:value-type="string">
            <text:p>開発者のミス</text:p>
          </table:table-cell>
          <table:table-cell office:value-type="string">
            <text:p>APIの引数チェック</text:p>
          </table:table-cell>
          <table:table-cell office:value-type="float" office:value="2">
            <text:p>2</text:p>
          </table:table-cell>
          <table:table-cell office:value-type="string">
            <text:p>スクリプトのバグ</text:p>
          </table:table-cell>
          <table:table-cell table:number-columns-repeated="1015"/>
        </table:table-row>
        <table:table-row table:style-name="ro2">
          <table:table-cell office:value-type="string">
            <text:p>✘</text:p>
          </table:table-cell>
          <table:table-cell table:style-name="ce3" office:value-type="string">
            <text:p>EINVAL</text:p>
          </table:table-cell>
          <table:table-cell table:style-name="ce6" office:value-type="string">
            <text:p>引数が無効</text:p>
          </table:table-cell>
          <table:table-cell office:value-type="string">
            <text:p>UserFault</text:p>
          </table:table-cell>
          <table:table-cell table:style-name="ce3" office:value-type="string">
            <text:p>socket,bind</text:p>
          </table:table-cell>
          <table:table-cell office:value-type="string">
            <text:p>ユーザの入力ミス</text:p>
          </table:table-cell>
          <table:table-cell office:value-type="string">
            <text:p>Userがsocketやbindのために引数を与えなければいけない場合はある!?</text:p>
          </table:table-cell>
          <table:table-cell table:style-name="ce3" office:value-type="float" office:value="2">
            <text:p>2</text:p>
          </table:table-cell>
          <table:table-cell office:value-type="string">
            <text:p>入力された値に依存する</text:p>
          </table:table-cell>
          <table:table-cell table:number-columns-repeated="1015"/>
        </table:table-row>
        <table:table-row table:style-name="ro7">
          <table:table-cell/>
          <table:table-cell office:value-type="string">
            <text:p>EISCONN</text:p>
          </table:table-cell>
          <table:table-cell office:value-type="string">
            <text:p>すでに接続されている</text:p>
          </table:table-cell>
          <table:table-cell office:value-type="string">
            <text:p>UserFault</text:p>
          </table:table-cell>
          <table:table-cell office:value-type="string">
            <text:p>connect</text:p>
          </table:table-cell>
          <table:table-cell office:value-type="string">
            <text:p>他の人が接続しているサーバに接続しようとする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ELOOP</text:p>
          </table:table-cell>
          <table:table-cell table:style-name="ce6" office:value-type="string">
            <text:p>シンボリックリンクが多すぎる</text:p>
          </table:table-cell>
          <table:table-cell office:value-type="string">
            <text:p>SoftwareFault</text:p>
          </table:table-cell>
          <table:table-cell table:style-name="ce3" office:value-type="string">
            <text:p>bind</text:p>
          </table:table-cell>
          <table:table-cell office:value-type="string">
            <text:p>間違ってシンボリックリンクを上書きしてしまう。再帰的に作られてしまう。</text:p>
          </table:table-cell>
          <table:table-cell office:value-type="string">
            <text:p>APIの引数チェック</text:p>
          </table:table-cell>
          <table:table-cell office:value-type="float" office:value="2">
            <text:p>2</text:p>
          </table:table-cell>
          <table:table-cell office:value-type="string">
            <text:p>スクリプトのバグ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>
            <text:p>ELOOP</text:p>
          </table:table-cell>
          <table:table-cell table:style-name="ce6" office:value-type="string">
            <text:p>シンボリックリンクが多すぎる</text:p>
          </table:table-cell>
          <table:table-cell office:value-type="string">
            <text:p>UserFault</text:p>
          </table:table-cell>
          <table:table-cell table:style-name="ce3" office:value-type="string">
            <text:p>bind</text:p>
          </table:table-cell>
          <table:table-cell office:value-type="string">
            <text:p>間違ってシンボリックリンクを上書きしてしまう。再帰的に作られてしまう。</text:p>
          </table:table-cell>
          <table:table-cell office:value-type="string">
            <text:p>APIの引数チェック</text:p>
          </table:table-cell>
          <table:table-cell table:style-name="ce3" office:value-type="float" office:value="2">
            <text:p>2</text:p>
          </table:table-cell>
          <table:table-cell office:value-type="string">
            <text:p>入力された値に依存する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EMFILE</text:p>
          </table:table-cell>
          <table:table-cell office:value-type="string">
            <text:p>プロセスのオープンファイルの上限に達した</text:p>
          </table:table-cell>
          <table:table-cell office:value-type="string">
            <text:p>SystemFault</text:p>
          </table:table-cell>
          <table:table-cell office:value-type="string">
            <text:p>socket,accept</text:p>
          </table:table-cell>
          <table:table-cell/>
          <table:table-cell office:value-type="string">
            <text:p>ulimit で調べる 2つのシステムコール全て同じエラー</text:p>
          </table:table-cell>
          <table:table-cell office:value-type="float" office:value="1">
            <text:p>1</text:p>
          </table:table-cell>
          <table:table-cell office:value-type="string">
            <text:p>内部のリソースが足りない</text:p>
          </table:table-cell>
          <table:table-cell table:number-columns-repeated="1015"/>
        </table:table-row>
        <table:table-row table:style-name="ro8">
          <table:table-cell/>
          <table:table-cell table:style-name="ce3" office:value-type="string">
            <text:p>ENAMETOOLONG</text:p>
          </table:table-cell>
          <table:table-cell table:style-name="ce6" office:value-type="string">
            <text:p>ファイル名が長すぎる</text:p>
          </table:table-cell>
          <table:table-cell office:value-type="string">
            <text:p>SoftwareFault</text:p>
          </table:table-cell>
          <table:table-cell table:style-name="ce3" office:value-type="string">
            <text:p>bind</text:p>
          </table:table-cell>
          <table:table-cell office:value-type="string">
            <text:p>開発者の指定したファイル名が長すぎる</text:p>
          </table:table-cell>
          <table:table-cell office:value-type="string">
            <text:p>APIの引数チェック</text:p>
          </table:table-cell>
          <table:table-cell office:value-type="float" office:value="2">
            <text:p>2</text:p>
          </table:table-cell>
          <table:table-cell office:value-type="string">
            <text:p>スクリプトのバグ</text:p>
          </table:table-cell>
          <table:table-cell table:number-columns-repeated="1015"/>
        </table:table-row>
        <table:table-row table:style-name="ro8">
          <table:table-cell/>
          <table:table-cell table:style-name="ce3" office:value-type="string">
            <text:p>ENAMETOOLONG</text:p>
          </table:table-cell>
          <table:table-cell table:style-name="ce6" office:value-type="string">
            <text:p>ファイル名が長すぎる</text:p>
          </table:table-cell>
          <table:table-cell office:value-type="string">
            <text:p>UserFault</text:p>
          </table:table-cell>
          <table:table-cell table:style-name="ce3" office:value-type="string">
            <text:p>bind</text:p>
          </table:table-cell>
          <table:table-cell office:value-type="string">
            <text:p>ユーザが渡したファイル名が長すぎる</text:p>
          </table:table-cell>
          <table:table-cell office:value-type="string">
            <text:p>APIの引数チェック</text:p>
          </table:table-cell>
          <table:table-cell table:style-name="ce3" office:value-type="float" office:value="2">
            <text:p>2</text:p>
          </table:table-cell>
          <table:table-cell office:value-type="string">
            <text:p>入力された値に依存する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ENETUNREACH</text:p>
          </table:table-cell>
          <table:table-cell office:value-type="string">
            <text:p>ネットワークに届かない</text:p>
          </table:table-cell>
          <table:table-cell office:value-type="string">
            <text:p>SystemFault</text:p>
          </table:table-cell>
          <table:table-cell office:value-type="string">
            <text:p>connect</text:p>
          </table:table-cell>
          <table:table-cell office:value-type="string">
            <text:p>インターネットにつながっていない</text:p>
          </table:table-cell>
          <table:table-cell office:value-type="string">
            <text:p>Pingを飛ばして判定</text:p>
          </table:table-cell>
          <table:table-cell office:value-type="float" office:value="1">
            <text:p>1</text:p>
          </table:table-cell>
          <table:table-cell office:value-type="string">
            <text:p>内部のSystemFault</text:p>
          </table:table-cell>
          <table:table-cell office:value-type="string">
            <text:p>socket_glue.cにping.cを参考にcheck_net を実装。インターネットにつながっていない場合を検出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ENFILE</text:p>
          </table:table-cell>
          <table:table-cell office:value-type="string">
            <text:p>システムのオープンファイルの上限に達した</text:p>
          </table:table-cell>
          <table:table-cell office:value-type="string">
            <text:p>SystemFault</text:p>
          </table:table-cell>
          <table:table-cell office:value-type="string">
            <text:p>socket,accept</text:p>
          </table:table-cell>
          <table:table-cell/>
          <table:table-cell office:value-type="string">
            <text:p>ulimit で調べる 2つのシステムコール全て同じエラー</text:p>
          </table:table-cell>
          <table:table-cell office:value-type="float" office:value="1">
            <text:p>1</text:p>
          </table:table-cell>
          <table:table-cell office:value-type="string">
            <text:p>内部のリソースが足りない</text:p>
          </table:table-cell>
          <table:table-cell table:number-columns-repeated="1015"/>
        </table:table-row>
        <table:table-row table:style-name="ro7">
          <table:table-cell/>
          <table:table-cell office:value-type="string">
            <text:p>ENOBUFS</text:p>
          </table:table-cell>
          <table:table-cell office:value-type="string">
            <text:p>十分なバッファサイズがない</text:p>
          </table:table-cell>
          <table:table-cell office:value-type="string">
            <text:p>SystemFault</text:p>
          </table:table-cell>
          <table:table-cell office:value-type="string">
            <text:p>socket,accept</text:p>
          </table:table-cell>
          <table:table-cell/>
          <table:table-cell office:value-type="string">
            <text:p>ENOMEMと同様</text:p>
          </table:table-cell>
          <table:table-cell office:value-type="float" office:value="1">
            <text:p>1</text:p>
          </table:table-cell>
          <table:table-cell office:value-type="string">
            <text:p>内部のリソースが足りない</text:p>
          </table:table-cell>
          <table:table-cell table:number-columns-repeated="1015"/>
        </table:table-row>
        <table:table-row table:style-name="ro7">
          <table:table-cell/>
          <table:table-cell table:style-name="ce3" office:value-type="string">
            <text:p>ENOENT</text:p>
          </table:table-cell>
          <table:table-cell table:style-name="ce6" office:value-type="string">
            <text:p>ファイルやディレクトリが存在しない</text:p>
          </table:table-cell>
          <table:table-cell office:value-type="string">
            <text:p>SoftwareFault</text:p>
          </table:table-cell>
          <table:table-cell table:style-name="ce3" office:value-type="string">
            <text:p>bind</text:p>
          </table:table-cell>
          <table:table-cell office:value-type="string">
            <text:p>開発者が参照しようとするファイルが存在しない</text:p>
          </table:table-cell>
          <table:table-cell office:value-type="string">
            <text:p>APIの引数チェック</text:p>
          </table:table-cell>
          <table:table-cell office:value-type="float" office:value="2">
            <text:p>2</text:p>
          </table:table-cell>
          <table:table-cell office:value-type="string">
            <text:p>スクリプトのバグ</text:p>
          </table:table-cell>
          <table:table-cell table:number-columns-repeated="1015"/>
        </table:table-row>
        <table:table-row table:style-name="ro7">
          <table:table-cell/>
          <table:table-cell table:style-name="ce3" office:value-type="string">
            <text:p>ENOENT</text:p>
          </table:table-cell>
          <table:table-cell table:style-name="ce6" office:value-type="string">
            <text:p>ファイルやディレクトリが存在しない</text:p>
          </table:table-cell>
          <table:table-cell office:value-type="string">
            <text:p>UserFault</text:p>
          </table:table-cell>
          <table:table-cell table:style-name="ce3" office:value-type="string">
            <text:p>bind</text:p>
          </table:table-cell>
          <table:table-cell office:value-type="string">
            <text:p>ユーザが指定したファイルが存在しない</text:p>
          </table:table-cell>
          <table:table-cell office:value-type="string">
            <text:p>APIの引数チェック</text:p>
          </table:table-cell>
          <table:table-cell table:style-name="ce3" office:value-type="float" office:value="2">
            <text:p>2</text:p>
          </table:table-cell>
          <table:table-cell office:value-type="string">
            <text:p>入力された値に依存する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ENOMEM</text:p>
          </table:table-cell>
          <table:table-cell office:value-type="string">
            <text:p>十分なメモリーがない</text:p>
          </table:table-cell>
          <table:table-cell office:value-type="string">
            <text:p>SystemFault</text:p>
          </table:table-cell>
          <table:table-cell office:value-type="string">
            <text:p>socket,bind,accept</text:p>
          </table:table-cell>
          <table:table-cell/>
          <table:table-cell office:value-type="string">
            <text:p>どうしようもない ３つのシステムコール全て同じエラー内容</text:p>
          </table:table-cell>
          <table:table-cell office:value-type="float" office:value="1">
            <text:p>1</text:p>
          </table:table-cell>
          <table:table-cell office:value-type="string">
            <text:p>内部のリソースが足りない</text:p>
          </table:table-cell>
          <table:table-cell table:number-columns-repeated="1015"/>
        </table:table-row>
        <table:table-row table:style-name="ro7">
          <table:table-cell/>
          <table:table-cell table:style-name="ce3" office:value-type="string">
            <text:p>ENOTDIR</text:p>
          </table:table-cell>
          <table:table-cell table:style-name="ce6" office:value-type="string">
            <text:p>ディレクトリーじゃない</text:p>
          </table:table-cell>
          <table:table-cell office:value-type="string">
            <text:p>SoftwareFault</text:p>
          </table:table-cell>
          <table:table-cell table:style-name="ce3" office:value-type="string">
            <text:p>bind</text:p>
          </table:table-cell>
          <table:table-cell office:value-type="string">
            <text:p>開発者のミス</text:p>
          </table:table-cell>
          <table:table-cell office:value-type="string">
            <text:p>APIの引数チェック</text:p>
          </table:table-cell>
          <table:table-cell office:value-type="float" office:value="2">
            <text:p>2</text:p>
          </table:table-cell>
          <table:table-cell office:value-type="string">
            <text:p>スクリプトのバグ</text:p>
          </table:table-cell>
          <table:table-cell table:number-columns-repeated="1015"/>
        </table:table-row>
        <table:table-row table:style-name="ro7">
          <table:table-cell/>
          <table:table-cell table:style-name="ce3" office:value-type="string">
            <text:p>ENOTDIR</text:p>
          </table:table-cell>
          <table:table-cell table:style-name="ce6" office:value-type="string">
            <text:p>ディレクトリーじゃない</text:p>
          </table:table-cell>
          <table:table-cell office:value-type="string">
            <text:p>UserFault</text:p>
          </table:table-cell>
          <table:table-cell table:style-name="ce3" office:value-type="string">
            <text:p>bind</text:p>
          </table:table-cell>
          <table:table-cell office:value-type="string">
            <text:p>ユーザの入力ミス</text:p>
          </table:table-cell>
          <table:table-cell office:value-type="string">
            <text:p>APIの引数チェック</text:p>
          </table:table-cell>
          <table:table-cell table:style-name="ce3" office:value-type="float" office:value="2">
            <text:p>2</text:p>
          </table:table-cell>
          <table:table-cell office:value-type="string">
            <text:p>入力された値に依存する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ENOTSOCK</text:p>
          </table:table-cell>
          <table:table-cell office:value-type="string">
            <text:p>ソケットディスクリプターじゃない</text:p>
          </table:table-cell>
          <table:table-cell office:value-type="string">
            <text:p>SoftwareFault</text:p>
          </table:table-cell>
          <table:table-cell office:value-type="string">
            <text:p>bind,listen,connect,accept</text:p>
          </table:table-cell>
          <table:table-cell office:value-type="string">
            <text:p>開発者が勘違いしてファイルディスクリプターを使った</text:p>
          </table:table-cell>
          <table:table-cell office:value-type="string">
            <text:p>APIの引数チェック ４つのシステムコール全て同じエラー内容</text:p>
          </table:table-cell>
          <table:table-cell office:value-type="float" office:value="1">
            <text:p>1</text:p>
          </table:table-cell>
          <table:table-cell office:value-type="string">
            <text:p>スクリプトのバグ</text:p>
          </table:table-cell>
          <table:table-cell table:number-columns-repeated="1015"/>
        </table:table-row>
        <table:table-row table:style-name="ro8">
          <table:table-cell/>
          <table:table-cell office:value-type="string">
            <text:p>EOPNOTSUPP</text:p>
          </table:table-cell>
          <table:table-cell office:value-type="string">
            <text:p>ソケットタイプがSOCK_STREAMではない</text:p>
          </table:table-cell>
          <table:table-cell office:value-type="string">
            <text:p>SoftwareFault</text:p>
          </table:table-cell>
          <table:table-cell office:value-type="string">
            <text:p>accept</text:p>
          </table:table-cell>
          <table:table-cell office:value-type="string">
            <text:p>開発者がSOCK_STREAM以外を指定する</text:p>
          </table:table-cell>
          <table:table-cell office:value-type="string">
            <text:p>APIの引数チェック</text:p>
          </table:table-cell>
          <table:table-cell office:value-type="float" office:value="1">
            <text:p>1</text:p>
          </table:table-cell>
          <table:table-cell office:value-type="string">
            <text:p>スクリプトのバグ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EOPNOTSUPP</text:p>
          </table:table-cell>
          <table:table-cell office:value-type="string">
            <text:p>ソケットタイプがサポートされていない</text:p>
          </table:table-cell>
          <table:table-cell office:value-type="string">
            <text:p>SoftwareFault</text:p>
          </table:table-cell>
          <table:table-cell office:value-type="string">
            <text:p>listen</text:p>
          </table:table-cell>
          <table:table-cell office:value-type="string">
            <text:p>開発者がSOCK_RDMなどを指定した場合エラーになりうる。</text:p>
          </table:table-cell>
          <table:table-cell office:value-type="string">
            <text:p>APIの引数チェック</text:p>
          </table:table-cell>
          <table:table-cell office:value-type="float" office:value="1">
            <text:p>1</text:p>
          </table:table-cell>
          <table:table-cell office:value-type="string">
            <text:p>開発者の処理に依存する</text:p>
          </table:table-cell>
          <table:table-cell table:number-columns-repeated="1015"/>
        </table:table-row>
        <table:table-row table:style-name="ro6">
          <table:table-cell/>
          <table:table-cell table:style-name="ce3" office:value-type="string">
            <text:p>EPERM</text:p>
          </table:table-cell>
          <table:table-cell table:style-name="ce6" office:value-type="string">
            <text:p>ブロードキャストフラグ(SO_BROADCAST)を立てず、ブロードキャストアドレスに接続しようとした 。ファイアウォールの設定により接続が拒否された</text:p>
          </table:table-cell>
          <table:table-cell office:value-type="string">
            <text:p>SoftwareFault</text:p>
          </table:table-cell>
          <table:table-cell table:style-name="ce3" office:value-type="string">
            <text:p>connect</text:p>
          </table:table-cell>
          <table:table-cell office:value-type="string">
            <text:p>開発者がソケットを開く時、ブロードキャストフラグ(SO_BROADCAST)を立てず、そのディスクリプターでブロードキャストアドレスにsendtoしようとした</text:p>
          </table:table-cell>
          <table:table-cell office:value-type="string">
            <text:p>APIの引数チェック</text:p>
          </table:table-cell>
          <table:table-cell table:style-name="ce3" office:value-type="float" office:value="2">
            <text:p>2</text:p>
          </table:table-cell>
          <table:table-cell office:value-type="string">
            <text:p>スクリプトのバグ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>
            <text:p>EPERM</text:p>
          </table:table-cell>
          <table:table-cell office:value-type="string">
            <text:p>ファイアウォールの設定により接続が拒否された</text:p>
          </table:table-cell>
          <table:table-cell office:value-type="string">
            <text:p>SystemFault</text:p>
          </table:table-cell>
          <table:table-cell table:style-name="ce3" office:value-type="string">
            <text:p>accept</text:p>
          </table:table-cell>
          <table:table-cell office:value-type="string">
            <text:p>ファイアウォールの設定によりソケット接続が失敗する</text:p>
          </table:table-cell>
          <table:table-cell office:value-type="string">
            <text:p>pingを飛ばして判定 ファイアウォールの設定チェック-&gt;変更?</text:p>
          </table:table-cell>
          <table:table-cell table:style-name="ce3" office:value-type="float" office:value="2">
            <text:p>2</text:p>
          </table:table-cell>
          <table:table-cell office:value-type="string">
            <text:p>内部のSystemFault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>
            <text:p>EPERM</text:p>
          </table:table-cell>
          <table:table-cell office:value-type="string">
            <text:p>ファイアウォールの設定により接続が拒否された</text:p>
          </table:table-cell>
          <table:table-cell office:value-type="string">
            <text:p>SystemFault</text:p>
          </table:table-cell>
          <table:table-cell table:style-name="ce3" office:value-type="string">
            <text:p>connect</text:p>
          </table:table-cell>
          <table:table-cell office:value-type="string">
            <text:p>ファイアウォールの設定によりソケット接続が失敗する</text:p>
          </table:table-cell>
          <table:table-cell office:value-type="string">
            <text:p>pingを飛ばして判定 ファイアウォールの設定チェック-&gt;変更?</text:p>
          </table:table-cell>
          <table:table-cell table:style-name="ce3" office:value-type="float" office:value="2">
            <text:p>2</text:p>
          </table:table-cell>
          <table:table-cell office:value-type="string">
            <text:p>内部のSystemFault</text:p>
          </table:table-cell>
          <table:table-cell table:number-columns-repeated="1015"/>
        </table:table-row>
        <table:table-row table:style-name="ro6">
          <table:table-cell/>
          <table:table-cell office:value-type="string">
            <text:p>EPROTO</text:p>
          </table:table-cell>
          <table:table-cell office:value-type="string">
            <text:p>プロトコルエラー(他に適切なエラーがない場合これが返される)</text:p>
          </table:table-cell>
          <table:table-cell office:value-type="string">
            <text:p>SoftwareFault</text:p>
          </table:table-cell>
          <table:table-cell office:value-type="string">
            <text:p>accept</text:p>
          </table:table-cell>
          <table:table-cell office:value-type="string">
            <text:p>accept処理完了前にコネクションがリセットされた時に、accept()からEPROTOが返される。もしそれが起こった場合にはacceptがブロックする可能性がある。</text:p>
          </table:table-cell>
          <table:table-cell office:value-type="string">
            <text:p>http://www.kt.rim.or.jp/~ksk/sock-faq/unix-socket-faq-ja-2.html 参照</text:p>
          </table:table-cell>
          <table:table-cell office:value-type="float" office:value="1">
            <text:p>1</text:p>
          </table:table-cell>
          <table:table-cell office:value-type="string">
            <text:p>accept()じゃなくて、select()を使っているかチェック。 非ブロックモードにしているかチェック。</text:p>
          </table:table-cell>
          <table:table-cell table:number-columns-repeated="1015"/>
        </table:table-row>
        <table:table-row table:style-name="ro8">
          <table:table-cell/>
          <table:table-cell office:value-type="string">
            <text:p>EPROTONOSUPPORT</text:p>
          </table:table-cell>
          <table:table-cell office:value-type="string">
            <text:p>指定したプロトコルタイプは対応していない</text:p>
          </table:table-cell>
          <table:table-cell office:value-type="string">
            <text:p>SoftwareFault</text:p>
          </table:table-cell>
          <table:table-cell office:value-type="string">
            <text:p>socket</text:p>
          </table:table-cell>
          <table:table-cell office:value-type="string">
            <text:p>開発者がプロトコルを指定し間違える</text:p>
          </table:table-cell>
          <table:table-cell office:value-type="string">
            <text:p>APIの引数チェック</text:p>
          </table:table-cell>
          <table:table-cell office:value-type="float" office:value="1">
            <text:p>1</text:p>
          </table:table-cell>
          <table:table-cell office:value-type="string">
            <text:p>開発者の処理に依存する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EROFS</text:p>
          </table:table-cell>
          <table:table-cell office:value-type="string">
            <text:p>読み取り専用のファイルシステムにsocket inode がある</text:p>
          </table:table-cell>
          <table:table-cell office:value-type="string">
            <text:p>SystemFault</text:p>
          </table:table-cell>
          <table:table-cell office:value-type="string">
            <text:p>bind</text:p>
          </table:table-cell>
          <table:table-cell/>
          <table:table-cell office:value-type="string">
            <text:p>どうしようもない</text:p>
          </table:table-cell>
          <table:table-cell office:value-type="float" office:value="1">
            <text:p>1</text:p>
          </table:table-cell>
          <table:table-cell office:value-type="string">
            <text:p>内部のSystemFault</text:p>
          </table:table-cell>
          <table:table-cell table:number-columns-repeated="1015"/>
        </table:table-row>
        <table:table-row table:style-name="ro7">
          <table:table-cell/>
          <table:table-cell table:style-name="ce3" office:value-type="string">
            <text:p>ETIMEDOUT</text:p>
          </table:table-cell>
          <table:table-cell table:style-name="ce6" office:value-type="string">
            <text:p>接続がタイムアウトして失敗する</text:p>
          </table:table-cell>
          <table:table-cell office:value-type="string">
            <text:p>ExternalFault</text:p>
          </table:table-cell>
          <table:table-cell table:style-name="ce3" office:value-type="string">
            <text:p>connect</text:p>
          </table:table-cell>
          <table:table-cell office:value-type="string">
            <text:p>サーバファイアウォールの設定によりtimeout</text:p>
          </table:table-cell>
          <table:table-cell office:value-type="string">
            <text:p>どうしようもない</text:p>
          </table:table-cell>
          <table:table-cell office:value-type="float" office:value="3">
            <text:p>3</text:p>
          </table:table-cell>
          <table:table-cell office:value-type="string">
            <text:p>外部のSystemFault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>
            <text:p>ETIMEDOUT</text:p>
          </table:table-cell>
          <table:table-cell table:style-name="ce6" office:value-type="string">
            <text:p>接続がタイムアウトして失敗する</text:p>
          </table:table-cell>
          <table:table-cell office:value-type="string">
            <text:p>SoftwareFault</text:p>
          </table:table-cell>
          <table:table-cell table:style-name="ce3" office:value-type="string">
            <text:p>connect</text:p>
          </table:table-cell>
          <table:table-cell office:value-type="string">
            <text:p>開発者はソケットconnect時にtimeout時間を設定できる</text:p>
          </table:table-cell>
          <table:table-cell office:value-type="string">
            <text:p>Timeout時間の設定をチェック</text:p>
          </table:table-cell>
          <table:table-cell table:style-name="ce3" office:value-type="float" office:value="3">
            <text:p>3</text:p>
          </table:table-cell>
          <table:table-cell office:value-type="string">
            <text:p>スクリプトのバグ 開発者の予想している状況による(実装が変わってくるので)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>
            <text:p>ETIMEDOUT</text:p>
          </table:table-cell>
          <table:table-cell table:style-name="ce6" office:value-type="string">
            <text:p>接続がタイムアウトして失敗する</text:p>
          </table:table-cell>
          <table:table-cell office:value-type="string">
            <text:p>SystemFault</text:p>
          </table:table-cell>
          <table:table-cell table:style-name="ce3" office:value-type="string">
            <text:p>connect</text:p>
          </table:table-cell>
          <table:table-cell office:value-type="string">
            <text:p>ローカルファイアウォールの設定によりtimeout</text:p>
          </table:table-cell>
          <table:table-cell office:value-type="string">
            <text:p>pingを飛ばして判定 ファイアウォールの設定チェック-&gt;変更?</text:p>
          </table:table-cell>
          <table:table-cell office:value-type="float" office:value="3">
            <text:p>3</text:p>
          </table:table-cell>
          <table:table-cell office:value-type="string">
            <text:p>内部のSystemFault</text:p>
          </table:table-cell>
          <table:table-cell table:number-columns-repeated="1015"/>
        </table:table-row>
        <table:table-row table:style-name="ro9">
          <table:table-cell/>
          <table:table-cell table:style-name="ce4"/>
          <table:table-cell/>
          <table:table-cell table:style-name="Default"/>
          <table:table-cell table:style-name="ce4"/>
          <table:table-cell/>
          <table:table-cell table:style-name="Default"/>
          <table:table-cell table:number-columns-repeated="1017"/>
        </table:table-row>
        <table:table-row table:style-name="ro9">
          <table:table-cell table:number-columns-repeated="3"/>
          <table:table-cell table:style-name="ce6" office:value-type="string" table:number-columns-spanned="4" table:number-rows-spanned="5">
            <text:p>ソケットが非ブロック化モードで実行している場合には、ブロック化せずに関数を完了できない場合でも、ただちに戻ります。 connect() は [EINPROGRESS] とともに戻ります。つまり、接続が開始されたことを示します。 select() を使用して接続完了時を判別することができます。非ブロック・モードでの実行に影響を受ける他のすべての関数については [EWOULDBLOCK] というエラー・コードが、呼び出しが成功しなかったことを示します。</text:p>
            <text:p/>
          </table:table-cell>
          <table:covered-table-cell table:style-name="ce3"/>
          <table:covered-table-cell table:number-columns-repeated="2"/>
          <table:table-cell table:number-columns-repeated="1017"/>
        </table:table-row>
        <table:table-row table:style-name="ro9">
          <table:table-cell table:number-columns-repeated="3"/>
          <table:covered-table-cell table:number-columns-repeated="4"/>
          <table:table-cell table:number-columns-repeated="1017"/>
        </table:table-row>
        <table:table-row table:style-name="ro9">
          <table:table-cell table:number-columns-repeated="3"/>
          <table:covered-table-cell table:number-columns-repeated="4"/>
          <table:table-cell table:number-columns-repeated="1017"/>
        </table:table-row>
        <table:table-row table:style-name="ro9">
          <table:table-cell table:number-columns-repeated="3"/>
          <table:covered-table-cell table:number-columns-repeated="4"/>
          <table:table-cell table:number-columns-repeated="1017"/>
        </table:table-row>
        <table:table-row table:style-name="ro9">
          <table:table-cell table:number-columns-repeated="3"/>
          <table:covered-table-cell table:number-columns-repeated="4"/>
          <table:table-cell table:number-columns-repeated="1017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1:Sheet1.J49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</meta:initial-creator>
    <meta:creation-date>2012-11-29T16:42:02</meta:creation-date>
    <dc:date>2012-12-04T20:04:05</dc:date>
    <dc:creator>Joseph </dc:creator>
    <meta:editing-duration>PT19H59M51S</meta:editing-duration>
    <meta:editing-cycles>45</meta:editing-cycles>
    <meta:generator>LibreOffice/3.5$Linux_X86_64 LibreOffice_project/350m1$Build-2</meta:generator>
    <meta:document-statistic meta:table-count="3" meta:cell-count="392" meta:object-count="0"/>
  </office:meta>
</office:document-meta>
</file>